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he drop-down list allows the user to select one value from a list.</text:p><text:p text:style-name="Standard">More info (<text:a xlink:type="simple" xlink:href="https://docs.lvgl.io/8.3/widgets/core/dropdown.html" text:style-name="Internet_20_link" text:visited-style-name="Visited_20_Internet_20_Link">link</text:a>)</text:p>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8" text:continue-numbering="true" text:continue-list="list_Dropdown (LVG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Dropdown (LVGL)10" text:continue-numbering="true" text:continue-list="list_Dropdown (LVG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Dropdown (LVGL)11" text:continue-numbering="true" text:continue-list="list_Dropdown (LVG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LVGL)12" text:continue-numbering="true" text:continue-list="list_Dropdown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Dropdown (LVG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Dropdown (LVGL)14" text:continue-numbering="true" text:continue-list="list_Dropdown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LVGL)15" text:continue-numbering="true" text:continue-list="list_Dropdown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Dropdown (LVG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Dropdown (LVGL)17" text:continue-numbering="true" text:continue-list="list_Dropdown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LVGL)18" text:continue-numbering="true" text:continue-list="list_Dropdown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Dropdown (LVG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Dropdown (LVGL)20" text:continue-numbering="true" text:continue-list="list_Dropdown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LVGL)21" text:continue-numbering="true" text:continue-list="list_Dropdown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Dropdown (LVG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LVGL)23" text:continue-numbering="true" text:continue-list="list_Dropdown (LVGL)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4" text:continue-numbering="true" text:continue-list="list_Dropdown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25" text:continue-numbering="true" text:continue-list="list_Dropdown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Dropdown (LVGL)26" text:continue-numbering="true" text:continue-list="list_Dropdown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Dropdown (LVGL)27" text:continue-numbering="true" text:continue-list="list_Dropdown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Dropdown (LVGL)28" text:continue-numbering="true" text:continue-list="list_Dropdown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Dropdown (LVGL)29" text:continue-numbering="true" text:continue-list="list_Dropdown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Dropdown (LVGL)30" text:continue-numbering="true" text:continue-list="list_Dropdown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Dropdown (LVGL)31" text:continue-numbering="true" text:continue-list="list_Dropdown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Dropdown (LVGL)32" text:continue-numbering="true" text:continue-list="list_Dropdown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Dropdown (LVGL)33" text:continue-numbering="true" text:continue-list="list_Dropdown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Dropdown (LVGL)34" text:continue-numbering="true" text:continue-list="list_Dropdown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Dropdown (LVGL)35" text:continue-numbering="true" text:continue-list="list_Dropdown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Dropdown (LVGL)36" text:continue-numbering="true" text:continue-list="list_Dropdown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Dropdown (LVGL)37" text:continue-numbering="true" text:continue-list="list_Dropdown (LVGL)36"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Dropdown (LVGL)38" text:continue-numbering="true" text:continue-list="list_Dropdown (LVGL)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Dropdown (LVGL)39" text:continue-numbering="true" text:continue-list="list_Dropdown (LVGL)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Dropdown (LVGL)40" text:continue-numbering="true" text:continue-list="list_Dropdown (LVGL)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Dropdown (LVGL)41" text:continue-numbering="true" text:continue-list="list_Dropdown (LVGL)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Dropdown (LVGL)42" text:continue-numbering="true" text:continue-list="list_Dropdown (LVGL)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Dropdown (LVGL)43" text:continue-numbering="true" text:continue-list="list_Dropdown (LVGL)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Dropdown (LVGL)44" text:continue-numbering="true" text:continue-list="list_Dropdown (LVGL)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Dropdown (LVGL)45" text:continue-numbering="true" text:continue-list="list_Dropdown (LVGL)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Dropdown (LVGL)46" text:continue-numbering="true" text:continue-list="list_Dropdown (LVGL)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Dropdown (LVGL)47" text:continue-numbering="true" text:continue-list="list_Dropdown (LVGL)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48" text:continue-numbering="true" text:continue-list="list_Dropdown (LVGL)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Dropdown (LVGL)49" text:continue-numbering="true" text:continue-list="list_Dropdown (LVGL)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Dropdown (LVGL)50" text:continue-numbering="true" text:continue-list="list_Dropdown (LVGL)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Dropdown (LVGL)51" text:continue-numbering="true" text:continue-list="list_Dropdown (LVGL)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Dropdown (LVGL)52" text:continue-numbering="true" text:continue-list="list_Dropdown (LVGL)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Dropdown (LVGL)53" text:continue-numbering="true" text:continue-list="list_Dropdown (LVGL)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54" text:continue-numbering="true" text:continue-list="list_Dropdown (LVGL)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LVGL)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56" text:continue-numbering="true" text:continue-list="list_Dropdown (LVGL)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LVGL)57" text:continue-numbering="true" text:continue-list="list_Dropdown (LVGL)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LVGL)58" text:continue-numbering="true" text:continue-list="list_Dropdown (LVGL)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5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